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head&gt;</text:span></text:p>
      <text:p text:style-name="P1"><text:span text:style-name="T1">&lt;meta charset="utf-8" /&gt;</text:span></text:p>
      <text:p text:style-name="P1"><text:span text:style-name="T1">&lt;title&gt;Le titre de la page&lt;/title&gt;</text:span></text:p>
      <text:p text:style-name="P1"><text:span text:style-name="T1">&lt;style&gt;</text:span></text:p>
      <text:p text:style-name="P1"><text:span text:style-name="T1">.fond_bleu {</text:span></text:p>
      <text:p text:style-name="P1"><text:span text:style-name="T1">background: blue;</text:span></text:p>
      <text:p text:style-name="P1"><text:span text:style-name="T1">color: white;</text:span></text:p>
      <text:p text:style-name="P1"><text:span text:style-name="T1">}</text:span></text:p>
      <text:p text:style-name="P1"><text:span text:style-name="T1">.fond_rouge {</text:span></text:p>
      <text:p text:style-name="P1"><text:span text:style-name="T1">background: red;</text:span></text:p>
      <text:p text:style-name="P1"><text:span text:style-name="T1">color: white;</text:span></text:p>
      <text:p text:style-name="P1"><text:span text:style-name="T1">}</text:span></text:p>
      <text:p text:style-name="P1"><text:span text:style-name="T1">&lt;/sty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&lt;div id="mon_texte"&gt;</text:span></text:p>
      <text:p text:style-name="P1"><text:span text:style-name="T1">&lt;p&gt;Un peu de texte &lt;a&gt;et un lien&lt;/a&gt;&lt;/p&gt;</text:span></text:p>
      <text:p text:style-name="P1"><text:span text:style-name="T1">&lt;/div&gt;</text:span></text:p>
      <text:p text:style-name="P1"><text:span text:style-name="T1">&lt;script&gt;</text:span></text:p>
      <text:p text:style-name="P1"><text:span text:style-name="T1">var texte = document.getElementById('mon_texte');</text:span></text:p>
      <text:p text:style-name="P1"><text:span text:style-name="T1">if (confirm('voulez-vous un changement de couleur?')) {</text:span></text:p>
      <text:p text:style-name="P1"><text:span text:style-name="T1">texte.className = 'fond_bleu';</text:span></text:p>
      <text:p text:style-name="P1"><text:span text:style-name="T1">}</text:span></text:p>
      <text:p text:style-name="P1"><text:span text:style-name="T1">else {</text:span></text:p>
      <text:p text:style-name="P1"><text:span text:style-name="T1">texte.className = 'fond_rouge';</text:span></text:p>
      <text:p text:style-name="P1"><text:span text:style-name="T1">}</text:span></text:p>
      <text:p text:style-name="P1"><text:span text:style-name="T1">&lt;/script&gt;</text:span></text:p>
      <text:p text:style-name="P1"><text:span text:style-name="T1">&lt;/body&gt;</text:span></text:p>
      <text:p text:style-name="P1"><text:span text:style-name="T1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